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7/2021</text:span></text:p>
      <text:p text:style-name="P9"/>
      <text:p text:style-name="P10">RECIBI CONFORME</text:p>
      <text:p text:style-name="P9"/>
      <text:p text:style-name="P11">CLIENTE: VILCANQUI LAYME, SABINO</text:p>
      <text:p text:style-name="P12">CANT. TOTAL DE CAJAS: 10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REQUIPA</text:span></text:p>
      <text:p text:style-name="P5"/>
      <text:p text:style-name="P5">Recojo: <text:span text:style-name="T3">VILCANQUI LAYME, SABIN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0:06:4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